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333333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svg:stroke-width="0.106cm" svg:stroke-color="#168253" draw:marker-start-width="0.358cm" draw:marker-end-width="0.358cm" draw:fill-color="#afd095" draw:textarea-horizontal-align="justify" draw:textarea-vertical-align="middle" draw:auto-grow-height="false" fo:min-height="0.76cm" fo:min-width="0.51cm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b47804" draw:marker-start-width="0.358cm" draw:marker-end-width="0.358cm" draw:fill-color="#ffe994" draw:textarea-horizontal-align="justify" draw:textarea-vertical-align="middle" draw:auto-grow-height="false" fo:min-height="0.76cm" fo:min-width="0.51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8d1d75" draw:marker-start-width="0.358cm" draw:marker-end-width="0.358cm" draw:fill-color="#bf819e" draw:textarea-horizontal-align="justify" draw:textarea-vertical-align="middle" draw:auto-grow-height="false" fo:min-height="0.76cm" fo:min-width="0.51cm" fo:padding-top="0.177cm" fo:padding-bottom="0.177cm" fo:padding-left="0.302cm" fo:padding-right="0.302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afd095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e994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bf819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line" svg:x1="4.902cm" svg:y1="0.852cm" svg:x2="6.703cm" svg:y2="0.853cm" draw:start-shape="id1" draw:start-glue-point="10" draw:end-shape="id2" draw:end-glue-point="6" svg:d="M4902 852l1801 1" svg:viewBox="0 0 1802 2">
          <text:p/>
        </draw:connector>
        <draw:connector draw:style-name="gr1" draw:text-style-name="P1" draw:layer="layout" draw:type="line" svg:x1="1.601cm" svg:y1="0.851cm" svg:x2="3.402cm" svg:y2="0.852cm" draw:start-shape="id3" draw:start-glue-point="10" draw:end-shape="id1" draw:end-glue-point="6" svg:d="M1601 851l1801 1" svg:viewBox="0 0 1802 2">
          <text:p/>
        </draw:connector>
        <draw:custom-shape draw:style-name="gr2" draw:text-style-name="P3" xml:id="id1" draw:id="id1" draw:layer="layout" svg:width="1.5cm" svg:height="1.5cm" svg:x="3.402cm" svg:y="0.102cm">
          <text:p text:style-name="P2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1.5cm" svg:height="1.5cm" svg:x="6.703cm" svg:y="0.103cm">
          <text:p text:style-name="P2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3" draw:id="id3" draw:layer="layout" svg:width="1.5cm" svg:height="1.5cm" svg:x="0.101cm" svg:y="0.101cm">
          <text:p text:style-name="P2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29cm" fo:page-height="1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07T18:14:40.570022570</meta:creation-date>
    <dc:date>2019-09-08T13:00:05.212208779</dc:date>
    <meta:editing-duration>PT1H16M</meta:editing-duration>
    <meta:editing-cycles>11</meta:editing-cycles>
    <meta:generator>LibreOffice/6.3.1.2$Linux_X86_64 LibreOffice_project/30$Build-2</meta:generator>
    <meta:document-statistic meta:object-count="5"/>
  </office:meta>
</office:document-meta>
</file>